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1" svg:font-family="'Liberation Sans'" style:font-pitch="variable"/>
    <style:font-face style:name="Nimbus Roman" svg:font-family="'Nimbus Roman'" style:font-pitch="variable"/>
    <style:font-face style:name="Nimbus Roman1" svg:font-family="'Nimbus Roman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5cm" fo:min-width="1.3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89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5cm" fo:min-width="1.33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6cm" fo:min-width="2.23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5cm" fo:min-width="10.002cm"/>
    </style:style>
    <style:style style:name="gr7" style:family="graphic" style:parent-style-name="standard">
      <style:graphic-properties draw:stroke="none" svg:stroke-color="#000000" draw:fill="none" draw:fill-color="#ffffff" fo:min-height="1.64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6cm" fo:min-width="17.189cm"/>
    </style:style>
    <style:style style:name="gr9" style:family="graphic" style:parent-style-name="standard">
      <style:graphic-properties draw:marker-start="Symmetric_20_Arrow" draw:marker-start-width="0.3cm" draw:marker-end="Symmetric_20_Arrow" draw:marker-end-width="0.3cm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6cm" fo:min-width="0.969cm"/>
    </style:style>
    <style:style style:name="P1" style:family="paragraph">
      <loext:graphic-properties draw:fill="solid"/>
      <style:paragraph-properties fo:text-align="center"/>
      <style:text-properties style:font-name="Nimbus Roman1" fo:font-size="18pt" fo:font-style="italic" style:font-size-asian="18pt" style:font-size-complex="18pt"/>
    </style:style>
    <style:style style:name="P2" style:family="paragraph">
      <loext:graphic-properties draw:fill="none" draw:fill-color="#ffffff"/>
      <style:text-properties style:font-name="Nimbus Roman1" fo:font-size="18pt" fo:font-style="italic" style:font-size-asian="18pt" style:font-size-complex="18pt"/>
    </style:style>
    <style:style style:name="P3" style:family="paragraph">
      <style:paragraph-properties fo:text-align="center"/>
      <style:text-properties style:font-name="Nimbus Roman1" fo:font-size="18pt" fo:font-style="italic" style:font-size-asian="18pt" style:font-size-complex="18pt"/>
    </style:style>
    <style:style style:name="T1" style:family="text">
      <style:text-properties style:font-name="Nimbus Roman1" fo:font-size="18pt" fo:font-style="italic" style:font-size-asian="18pt" style:font-size-complex="18pt"/>
    </style:style>
    <style:style style:name="T2" style:family="text">
      <style:text-properties style:text-position="-33% 58%" style:font-name="Nimbus Roman1" fo:font-size="18pt" fo:font-style="italic" style:font-size-asian="18pt" style:font-size-complex="18pt"/>
    </style:style>
    <style:style style:name="T3" style:family="text">
      <style:text-properties style:text-position="0% 100%" style:font-name="Nimbus Roman1" fo:font-size="18pt" fo:font-style="italic" style:font-size-asian="18pt" style:font-size-complex="18pt"/>
    </style:style>
    <style:style style:name="T4" style:family="text">
      <style:text-properties style:font-name="Nimbus Roman1" fo:font-size="18pt" fo:font-style="normal" style:font-size-asian="18pt" style:font-style-asian="normal" style:font-size-complex="18pt" style:font-style-complex="normal"/>
    </style:style>
    <style:style style:name="T5" style:family="text">
      <style:text-properties style:text-position="33% 58%" style:font-name="Nimbus Roman1" fo:font-size="1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335cm" svg:y1="3.748cm" svg:x2="26.7cm" svg:y2="3.748cm">
          <text:p/>
        </draw:line>
        <draw:line draw:style-name="gr1" draw:text-style-name="P1" draw:layer="layout" svg:x1="1.335cm" svg:y1="2.268cm" svg:x2="1.335cm" svg:y2="5.016cm">
          <text:p/>
        </draw:line>
        <draw:line draw:style-name="gr1" draw:text-style-name="P1" draw:layer="layout" svg:x1="3.449cm" svg:y1="2.268cm" svg:x2="3.449cm" svg:y2="5.016cm">
          <text:p/>
        </draw:line>
        <draw:line draw:style-name="gr1" draw:text-style-name="P1" draw:layer="layout" svg:x1="5.563cm" svg:y1="2.268cm" svg:x2="5.563cm" svg:y2="5.016cm">
          <text:p/>
        </draw:line>
        <draw:line draw:style-name="gr1" draw:text-style-name="P1" draw:layer="layout" svg:x1="7.676cm" svg:y1="2.268cm" svg:x2="7.676cm" svg:y2="5.016cm">
          <text:p/>
        </draw:line>
        <draw:line draw:style-name="gr1" draw:text-style-name="P1" draw:layer="layout" svg:x1="9.79cm" svg:y1="2.268cm" svg:x2="9.79cm" svg:y2="5.016cm">
          <text:p/>
        </draw:line>
        <draw:line draw:style-name="gr1" draw:text-style-name="P1" draw:layer="layout" svg:x1="11.904cm" svg:y1="2.268cm" svg:x2="11.904cm" svg:y2="5.016cm">
          <text:p/>
        </draw:line>
        <draw:line draw:style-name="gr1" draw:text-style-name="P1" draw:layer="layout" svg:x1="14.018cm" svg:y1="2.268cm" svg:x2="14.018cm" svg:y2="5.016cm">
          <text:p/>
        </draw:line>
        <draw:line draw:style-name="gr1" draw:text-style-name="P1" draw:layer="layout" svg:x1="16.131cm" svg:y1="2.268cm" svg:x2="16.131cm" svg:y2="5.016cm">
          <text:p/>
        </draw:line>
        <draw:line draw:style-name="gr1" draw:text-style-name="P1" draw:layer="layout" svg:x1="18.245cm" svg:y1="2.268cm" svg:x2="18.245cm" svg:y2="5.016cm">
          <text:p/>
        </draw:line>
        <draw:line draw:style-name="gr1" draw:text-style-name="P1" draw:layer="layout" svg:x1="20.359cm" svg:y1="2.268cm" svg:x2="20.359cm" svg:y2="5.016cm">
          <text:p/>
        </draw:line>
        <draw:line draw:style-name="gr1" draw:text-style-name="P1" draw:layer="layout" svg:x1="22.473cm" svg:y1="2.268cm" svg:x2="22.473cm" svg:y2="5.016cm">
          <text:p/>
        </draw:line>
        <draw:line draw:style-name="gr1" draw:text-style-name="P1" draw:layer="layout" svg:x1="24.586cm" svg:y1="2.268cm" svg:x2="24.586cm" svg:y2="5.016cm">
          <text:p/>
        </draw:line>
        <draw:line draw:style-name="gr1" draw:text-style-name="P1" draw:layer="layout" svg:x1="26.7cm" svg:y1="2.268cm" svg:x2="26.7cm" svg:y2="5.016cm">
          <text:p/>
        </draw:line>
        <draw:frame draw:style-name="gr2" draw:text-style-name="P2" draw:layer="layout" svg:width="1.835cm" svg:height="1.855cm" svg:x="0.701cm" svg:y="5.275cm">
          <draw:text-box>
            <text:p><text:span text:style-name="T1">u</text:span><text:span text:style-name="T2">0</text:span></text:p>
          </draw:text-box>
        </draw:frame>
        <draw:frame draw:style-name="gr3" draw:text-style-name="P2" draw:layer="layout" svg:width="2.113cm" svg:height="3.039cm" svg:x="2.604cm" svg:y="5.275cm">
          <draw:text-box>
            <text:p><text:span text:style-name="T1">u</text:span><text:span text:style-name="T2">1</text:span></text:p>
          </draw:text-box>
        </draw:frame>
        <draw:frame draw:style-name="gr4" draw:text-style-name="P2" draw:layer="layout" svg:width="1.836cm" svg:height="1.855cm" svg:x="4.717cm" svg:y="5.275cm">
          <draw:text-box>
            <text:p><text:span text:style-name="T1">u</text:span><text:span text:style-name="T2">2</text:span></text:p>
          </draw:text-box>
        </draw:frame>
        <draw:frame draw:style-name="gr5" draw:text-style-name="P2" draw:layer="layout" svg:width="2.738cm" svg:height="1.616cm" svg:x="6.588cm" svg:y="5.439cm">
          <draw:text-box>
            <text:p><text:span text:style-name="T1">...</text:span></text:p>
          </draw:text-box>
        </draw:frame>
        <draw:frame draw:style-name="gr6" draw:text-style-name="P2" draw:layer="layout" svg:width="10.502cm" svg:height="1.855cm" svg:x="13.462cm" svg:y="5.275cm">
          <draw:text-box>
            <text:p><text:span text:style-name="T1">u</text:span><text:span text:style-name="T2">i-1 </text:span><text:span text:style-name="T1"><text:s text:c="3"/>u</text:span><text:span text:style-name="T2">i <text:s text:c="7"/></text:span><text:span text:style-name="T3">u</text:span><text:span text:style-name="T2">i+1</text:span></text:p>
          </draw:text-box>
        </draw:frame>
        <draw:frame draw:style-name="gr7" draw:text-style-name="P2" draw:layer="layout" svg:width="3.381cm" svg:height="1.894cm" svg:x="26.067cm" svg:y="5.236cm">
          <draw:text-box>
            <text:p><text:span text:style-name="T1">u</text:span><text:span text:style-name="T2">N</text:span></text:p>
          </draw:text-box>
        </draw:frame>
        <draw:frame draw:style-name="gr8" draw:text-style-name="P2" draw:layer="layout" svg:width="17.689cm" svg:height="1.616cm" svg:x="9.44cm" svg:y="7.13cm">
          <draw:text-box>
            <text:p><text:span text:style-name="T4">Stencil:</text:span><text:span text:style-name="T1"> </text:span><text:span text:style-name="T4">(-1 <text:s text:c="3"/>2 <text:s text:c="3"/>-1)/</text:span><text:span text:style-name="T1">h</text:span><text:span text:style-name="T5">2</text:span></text:p>
          </draw:text-box>
        </draw:frame>
        <draw:line draw:style-name="gr9" draw:text-style-name="P3" draw:layer="layout" svg:x1="3.449cm" svg:y1="2.691cm" svg:x2="5.563cm" svg:y2="2.691cm">
          <text:p/>
        </draw:line>
        <draw:frame draw:style-name="gr10" draw:text-style-name="P2" draw:layer="layout" svg:width="1.469cm" svg:height="1.616cm" svg:x="3.872cm" svg:y="1cm">
          <draw:text-box>
            <text:p><text:span text:style-name="T1">h</text:span></text:p>
          </draw:text-box>
        </draw:frame>
        <draw:frame draw:style-name="gr5" draw:text-style-name="P2" draw:layer="layout" svg:width="2.738cm" svg:height="1.616cm" svg:x="19.695cm" svg:y="5.437cm">
          <draw:text-box>
            <text:p><text:span text:style-name="T1">..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1" svg:font-family="'Liberation Sans'" style:font-pitch="variable"/>
    <style:font-face style:name="Nimbus Roman" svg:font-family="'Nimbus Roman'" style:font-pitch="variable"/>
    <style:font-face style:name="Nimbus Roman1" svg:font-family="'Nimbus Roman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9-10-22T17:06:16.719029914</meta:creation-date>
    <dc:date>2020-02-09T09:56:39.858741661</dc:date>
    <meta:editing-duration>PT2H50M50S</meta:editing-duration>
    <meta:editing-cycles>58</meta:editing-cycles>
    <meta:generator>LibreOffice/6.3.2.2$MacOSX_X86_64 LibreOffice_project/98b30e735bda24bc04ab42594c85f7fd8be07b9c</meta:generator>
    <meta:document-statistic meta:object-count="24"/>
  </office:meta>
</office:document-meta>
</file>